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FreeSans1" svg:font-family="FreeSans" style:font-family-generic="swiss"/>
    <style:font-face style:name="Ubuntu Mono" svg:font-family="'Ubuntu Mono'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2" style:font-size-complex="10pt"/>
    </style:style>
    <style:style style:name="P2" style:family="paragraph" style:parent-style-name="Footer">
      <style:paragraph-properties fo:text-align="center" style:justify-single-word="false"/>
      <style:text-properties style:font-name="Arial" fo:font-size="10pt" style:font-size-asian="10pt" style:font-name-complex="Arial2" style:font-size-complex="10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2" style:font-size-complex="12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3.948in"/>
        </style:tab-stops>
      </style:paragraph-properties>
      <style:text-properties style:font-name="Arial" fo:font-size="12pt" style:font-size-asian="12pt" style:font-name-complex="Arial2" style:font-size-complex="12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3.948in"/>
        </style:tab-stops>
      </style:paragraph-properties>
      <style:text-properties style:font-name="Arial" fo:font-size="12pt" officeooo:rsid="00105f4a" officeooo:paragraph-rsid="00105f4a" style:font-size-asian="12pt" style:font-name-complex="Arial2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name-complex="Arial2" style:font-size-complex="16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3.948in"/>
        </style:tab-stops>
      </style:paragraph-properties>
      <style:text-properties style:font-name="Arial" fo:font-size="14pt" officeooo:paragraph-rsid="0013fea8" style:font-size-asian="14pt" style:font-name-complex="Arial2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4pt" officeooo:paragraph-rsid="000ff524" style:font-size-asian="14pt" style:font-name-complex="Arial2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4pt" fo:font-weight="bold" style:font-size-asian="14pt" style:font-weight-asian="bold" style:font-name-complex="Arial2" style:font-size-complex="14pt"/>
    </style:style>
    <style:style style:name="P11" style:family="paragraph" style:parent-style-name="Standard">
      <style:paragraph-properties fo:text-align="justify" style:justify-single-word="false">
        <style:tab-stops>
          <style:tab-stop style:position="3.948in"/>
        </style:tab-stops>
      </style:paragraph-properties>
      <style:text-properties officeooo:rsid="00102c8b" officeooo:paragraph-rsid="00102c8b"/>
    </style:style>
    <style:style style:name="P12" style:family="paragraph" style:parent-style-name="Standard" style:master-page-name="Standard">
      <style:paragraph-properties style:page-number="auto"/>
    </style:style>
    <style:style style:name="P13" style:family="paragraph" style:parent-style-name="Standard">
      <style:paragraph-properties fo:text-align="center" style:justify-single-word="false"/>
      <style:text-properties style:font-name="Arial" fo:font-size="14pt" officeooo:rsid="000ff524" officeooo:paragraph-rsid="000ff524" style:font-size-asian="14pt" style:font-name-complex="Arial2" style:font-size-complex="14pt"/>
    </style:style>
    <style:style style:name="P14" style:family="paragraph" style:parent-style-name="Standard">
      <style:paragraph-properties fo:text-align="justify" style:justify-single-word="false">
        <style:tab-stops>
          <style:tab-stop style:position="3.948in"/>
        </style:tab-stops>
      </style:paragraph-properties>
      <style:text-properties style:font-name="Arial" fo:font-size="14pt" fo:font-weight="bold" officeooo:paragraph-rsid="0013fea8" style:font-size-asian="14pt" style:font-weight-asian="bold" style:font-name-complex="Arial2" style:font-size-complex="14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4pt" fo:font-weight="bold" officeooo:rsid="0020cb18" officeooo:paragraph-rsid="0020cb18" style:font-size-asian="14pt" style:font-weight-asian="bold" style:font-name-complex="Arial2" style:font-size-complex="14pt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4pt" fo:font-weight="bold" officeooo:rsid="0020cb18" officeooo:paragraph-rsid="00251647" style:font-size-asian="14pt" style:font-weight-asian="bold" style:font-name-complex="Arial2" style:font-size-complex="14pt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officeooo:rsid="001c245c" officeooo:paragraph-rsid="001c245c" style:font-size-asian="12pt" style:font-name-complex="Arial2" style:font-size-complex="12pt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2" style:font-size-complex="12pt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2pt" officeooo:paragraph-rsid="001af0de" style:font-size-asian="12pt" style:font-name-complex="Arial2" style:font-size-complex="12pt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2pt" officeooo:paragraph-rsid="002e80be" style:font-size-asian="12pt" style:font-name-complex="Arial2" style:font-size-complex="12pt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2pt" officeooo:rsid="00200008" officeooo:paragraph-rsid="00200008" style:font-size-asian="12pt" style:font-name-complex="Arial2" style:font-size-complex="12pt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2pt" officeooo:rsid="0020cb18" officeooo:paragraph-rsid="0020cb18" style:font-size-asian="12pt" style:font-name-complex="Arial2" style:font-size-complex="12pt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2pt" officeooo:rsid="00243159" officeooo:paragraph-rsid="00243159" style:font-size-asian="12pt" style:font-name-complex="Arial2" style:font-size-complex="12pt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2pt" officeooo:rsid="002e80be" officeooo:paragraph-rsid="002e80be" style:font-size-asian="12pt" style:font-name-complex="Arial2" style:font-size-complex="12pt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2pt" officeooo:rsid="00300706" officeooo:paragraph-rsid="00300706" style:font-size-asian="12pt" style:font-name-complex="Arial2" style:font-size-complex="12pt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2pt" officeooo:rsid="00333a95" officeooo:paragraph-rsid="00333a95" style:font-size-asian="12pt" style:font-name-complex="Arial2" style:font-size-complex="12pt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2pt" fo:font-weight="normal" officeooo:rsid="00268d87" officeooo:paragraph-rsid="00268d87" style:font-size-asian="10.5pt" style:font-weight-asian="normal" style:font-name-complex="Arial2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2pt" fo:font-weight="normal" officeooo:rsid="00287dfc" officeooo:paragraph-rsid="00287dfc" style:font-size-asian="10.5pt" style:font-weight-asian="normal" style:font-name-complex="Arial2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2pt" fo:font-weight="normal" officeooo:rsid="002c5b71" officeooo:paragraph-rsid="002c5b71" style:font-size-asian="10.5pt" style:font-weight-asian="normal" style:font-name-complex="Arial2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Arial" fo:font-size="12pt" fo:font-weight="normal" officeooo:rsid="002c5b71" officeooo:paragraph-rsid="002c5b71" style:font-size-asian="12pt" style:font-weight-asian="normal" style:font-name-complex="Arial2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Arial" fo:font-size="16pt" fo:font-weight="bold" officeooo:rsid="002111a7" officeooo:paragraph-rsid="002111a7" style:font-size-asian="16pt" style:font-weight-asian="bold" style:font-name-complex="Arial2" style:font-size-complex="16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Arial" fo:font-size="20pt" fo:font-weight="bold" officeooo:rsid="001d4747" officeooo:paragraph-rsid="001d4747" style:font-size-asian="20pt" style:font-weight-asian="bold" style:font-name-complex="Arial2" style:font-size-complex="20pt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Ubuntu Mono" fo:font-size="12pt" officeooo:rsid="0020cb18" officeooo:paragraph-rsid="0020cb18" style:font-size-asian="12pt" style:font-name-complex="Arial2" style:font-size-complex="12pt"/>
    </style:style>
    <style:style style:name="P34" style:family="paragraph" style:parent-style-name="Standard">
      <style:paragraph-properties fo:text-align="justify" style:justify-single-word="false"/>
      <style:text-properties style:font-name="Ubuntu Mono" fo:font-size="12pt" officeooo:rsid="0020cb18" officeooo:paragraph-rsid="00243159" style:font-size-asian="12pt" style:font-name-complex="Arial2" style:font-size-complex="12pt"/>
    </style:style>
    <style:style style:name="P35" style:family="paragraph" style:parent-style-name="Standard">
      <style:paragraph-properties fo:text-align="start" style:justify-single-word="false"/>
      <style:text-properties style:font-name="Ubuntu Mono" fo:font-size="12pt" fo:font-weight="normal" officeooo:rsid="002c5b71" officeooo:paragraph-rsid="002c5b71" style:font-size-asian="10.5pt" style:font-weight-asian="normal" style:font-name-complex="Arial2" style:font-size-complex="12pt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Ubuntu Mono" fo:font-size="12pt" fo:font-weight="normal" officeooo:rsid="002c5b71" officeooo:paragraph-rsid="002c5b71" style:font-size-asian="12pt" style:font-weight-asian="normal" style:font-name-complex="Arial2" style:font-size-complex="12pt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Ubuntu Mono" fo:font-size="12pt" fo:font-weight="normal" officeooo:rsid="002cb799" officeooo:paragraph-rsid="002cb799" style:font-size-asian="12pt" style:font-weight-asian="normal" style:font-name-complex="Arial2" style:font-size-complex="12pt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Ubuntu Mono" fo:font-size="10pt" officeooo:rsid="001d4747" officeooo:paragraph-rsid="001d4747" style:font-size-asian="10pt" style:font-name-complex="Arial2" style:font-size-complex="10pt"/>
    </style:style>
    <style:style style:name="P39" style:family="paragraph" style:parent-style-name="Standard">
      <style:paragraph-properties fo:text-align="justify" style:justify-single-word="false">
        <style:tab-stops>
          <style:tab-stop style:position="3.948in"/>
        </style:tab-stops>
      </style:paragraph-properties>
      <style:text-properties officeooo:paragraph-rsid="0037848a"/>
    </style:style>
    <style:style style:name="P40" style:family="paragraph" style:parent-style-name="Standard">
      <style:paragraph-properties fo:text-align="justify" style:justify-single-word="false"/>
      <style:text-properties style:font-name="Arial1" fo:font-size="12pt" fo:font-weight="normal" officeooo:rsid="002cb799" officeooo:paragraph-rsid="002cb799" style:font-size-asian="12pt" style:font-weight-asian="normal" style:font-name-complex="Arial2" style:font-size-complex="12pt" style:font-weight-complex="normal"/>
    </style:style>
    <style:style style:name="T1" style:family="text">
      <style:text-properties style:font-name="Arial" fo:font-size="14pt" style:font-size-asian="14pt" style:font-name-complex="Arial2" style:font-size-complex="14pt"/>
    </style:style>
    <style:style style:name="T2" style:family="text">
      <style:text-properties style:font-name="Arial" fo:font-size="14pt" officeooo:rsid="000ff524" style:font-size-asian="14pt" style:font-name-complex="Arial2" style:font-size-complex="14pt"/>
    </style:style>
    <style:style style:name="T3" style:family="text">
      <style:text-properties style:font-name="Arial" fo:font-size="12pt" style:font-size-asian="12pt" style:font-name-complex="Arial2" style:font-size-complex="12pt"/>
    </style:style>
    <style:style style:name="T4" style:family="text">
      <style:text-properties style:font-name="Arial" fo:font-size="12pt" officeooo:rsid="00105f4a" style:font-size-asian="12pt" style:font-name-complex="Arial2" style:font-size-complex="12pt"/>
    </style:style>
    <style:style style:name="T5" style:family="text">
      <style:text-properties style:font-name="Arial" fo:font-size="12pt" officeooo:rsid="003406b2" style:font-size-asian="12pt" style:font-name-complex="Arial2" style:font-size-complex="12pt"/>
    </style:style>
    <style:style style:name="T6" style:family="text">
      <style:text-properties style:font-name="Arial" fo:font-size="12pt" officeooo:rsid="0013fea8" style:font-size-asian="10.5pt" style:font-name-complex="Arial2" style:font-size-complex="12pt"/>
    </style:style>
    <style:style style:name="T7" style:family="text">
      <style:text-properties style:font-name="Arial" fo:font-size="12pt" officeooo:rsid="0037848a" style:font-size-asian="10.5pt" style:font-name-complex="Arial2" style:font-size-complex="12pt"/>
    </style:style>
    <style:style style:name="T8" style:family="text">
      <style:text-properties style:font-name="Arial" fo:font-size="12pt" officeooo:rsid="00172d17" style:font-size-asian="10.5pt" style:font-name-complex="Arial2" style:font-size-complex="12pt"/>
    </style:style>
    <style:style style:name="T9" style:family="text">
      <style:text-properties fo:font-size="12pt" officeooo:rsid="0013fea8" style:font-size-asian="10.5pt" style:font-size-complex="12pt"/>
    </style:style>
    <style:style style:name="T10" style:family="text">
      <style:text-properties fo:font-size="12pt" officeooo:rsid="00172d17" style:font-size-asian="10.5pt" style:font-size-complex="12pt"/>
    </style:style>
    <style:style style:name="T11" style:family="text">
      <style:text-properties fo:font-size="12pt" officeooo:rsid="0037848a" style:font-size-asian="10.5pt" style:font-size-complex="12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97a3b" style:font-weight-asian="bold" style:font-weight-complex="bold"/>
    </style:style>
    <style:style style:name="T14" style:family="text">
      <style:text-properties fo:font-weight="bold" officeooo:rsid="00333a95" style:font-weight-asian="bold" style:font-weight-complex="bold"/>
    </style:style>
    <style:style style:name="T15" style:family="text">
      <style:text-properties officeooo:rsid="00141d8e"/>
    </style:style>
    <style:style style:name="T16" style:family="text">
      <style:text-properties officeooo:rsid="00243159"/>
    </style:style>
    <style:style style:name="T17" style:family="text">
      <style:text-properties officeooo:rsid="002e80be"/>
    </style:style>
    <style:style style:name="T18" style:family="text">
      <style:text-properties officeooo:rsid="002eb127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3248c5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7">Lab Report Week 4</text:p>
      <text:p text:style-name="P3"><text:span text:style-name="T2">Eric Mauritzen</text:span><text:span text:style-name="T1"> </text:span></text:p>
      <text:p text:style-name="P13">9 MAY 2019</text:p>
      <text:p text:style-name="P9"/>
      <text:p text:style-name="P10">Introduction</text:p>
      <text:p text:style-name="P11"><text:span text:style-name="T4">O</text:span><text:span text:style-name="T3">ver the past two weeks we learned </text:span><text:span text:style-name="T4">about the UniProt database, the basis of relational databases, </text:span><text:span text:style-name="T5">sequence</text:span><text:span text:style-name="T4"> homology, and how to run blast locally.</text:span></text:p>
      <text:p text:style-name="P6">I have taken a relational databases class at UCSD that was more theoretical than practical. <text:s/>In fact, over the past two weeks I’ve <text:span text:style-name="T15">interacted</text:span> more with a DBMS than I did over the entire database course. <text:s/></text:p>
      <text:p text:style-name="P5"/>
      <text:p text:style-name="P14">MySQL Table Implementation</text:p>
      <text:p text:style-name="P39"><text:span text:style-name="T6">As of the submission of this assignment, the exons, genomes, genes, replicons, and external references tables are complete. <text:s/></text:span><text:span text:style-name="T7">I populated these tables with data from E. Coli and A. </text:span><text:span text:style-name="T11">tumefaciens.</text:span><text:span text:style-name="T7"> </text:span><text:span text:style-name="T6"><text:s/></text:span><text:span text:style-name="T8">The functions and synonyms tables still need to be completed. <text:s/>The structure of the tables are included in the appendix.</text:span></text:p>
      <text:p text:style-name="P8"><text:span text:style-name="T10"/></text:p>
      <text:p text:style-name="P10">Loading Tables with Data</text:p>
      <text:p text:style-name="P17">I found that it was easiest to create data for the SQL tables by parsing the genbank file with BioPython and building the table in a Pandas DataFrame. <text:s/>This DataFrame could then be exported to a tab-separated file that the DBMS can load directly. <text:s/></text:p>
      <text:p text:style-name="P21">I tried a few alternatives but did not follow through with them due to the problems they produced. <text:s/>I tried writing my own parser due to troubles with the BioPython parser, but turned back due to the hurdle that is understanding the entire genbank file format. <text:s/></text:p>
      <text:p text:style-name="P21">I also had conceptual problems understanding the relationship between the keys in the various tables and how these keys were to be created in python. <text:s/>The document released in Week 5 helped clear this up.</text:p>
      <text:p text:style-name="P4"/>
      <text:p text:style-name="P10">Querying Tables</text:p>
      <text:p text:style-name="P22">We discussed various types of table querying, although we did not need to use these queries in order to complete the assignment. <text:s/></text:p>
      <text:p text:style-name="P22"><text:soft-page-break/>The generals structure of a table query is as follows:</text:p>
      <text:p text:style-name="P33">select &lt;columns&gt; for &lt;table&gt; where &lt;column&gt; = &lt;value&gt;</text:p>
      <text:p text:style-name="P23">You can query a column with a regular expression as follows.</text:p>
      <text:p text:style-name="P34">select &lt;columns&gt; for &lt;table&gt; where &lt;column&gt; <text:span text:style-name="T16">REGEXP ‘&lt;expression&gt;’</text:span></text:p>
      <text:p text:style-name="P4"/>
      <text:p text:style-name="P10">Editing Tables</text:p>
      <text:p text:style-name="P23">Again, we learned to manipulate tables with SQL but have not needed to use what we have learned. <text:s/></text:p>
      <text:p text:style-name="P4"/>
      <text:p text:style-name="P23">Create a table with the same structure as another table:</text:p>
      <text:p text:style-name="P34"><text:span text:style-name="T16">CREATE TABLE &lt;new_table&gt; LIKE &lt;table&gt;</text:span> </text:p>
      <text:p text:style-name="P34"/>
      <text:p text:style-name="P23">Insert data from one table into another:</text:p>
      <text:p text:style-name="P34"><text:span text:style-name="T16">INSERT &lt;table_a&gt; SELECT * FROM &lt;table_b&gt; LIMIT &lt;num_rows&gt;</text:span></text:p>
      <text:p text:style-name="P34"/>
      <text:p text:style-name="P23">Delete a column:</text:p>
      <text:p text:style-name="P34"><text:span text:style-name="T16">ALTER TABLE &lt;table&gt; DROP &lt;column&gt;</text:span></text:p>
      <text:p text:style-name="P23"/>
      <text:p text:style-name="P23">Insert a column into a table:</text:p>
      <text:p text:style-name="P34"><text:span text:style-name="T16">ALTER TABLE &lt;table&gt; ADD &lt;column&gt; &lt;type&gt; AFTER &lt;column_b&gt;</text:span></text:p>
      <text:p text:style-name="P23"/>
      <text:p text:style-name="P23">Rename a column:</text:p>
      <text:p text:style-name="P34"><text:span text:style-name="T16">ALTER TABLE &lt;table&gt; CHANGE &lt;column&gt; &lt;new_name&gt; <text:s/>&lt;type&gt; </text:span></text:p>
      <text:p text:style-name="P23"/>
      <text:p text:style-name="P23">Change column type:</text:p>
      <text:p text:style-name="P34"><text:span text:style-name="T16">ALTER TABLE &lt;table&gt; MODIFY &lt;column&gt; &lt;type&gt;</text:span></text:p>
      <text:p text:style-name="P34"/>
      <text:p text:style-name="P23">Modify value of a field:</text:p>
      <text:p text:style-name="P34"><text:span text:style-name="T16">UPDATE &lt;table&gt; SET &lt;column_a&gt; WHERE &lt;column_b&gt; = &lt;value&gt;</text:span></text:p>
      <text:p text:style-name="P4"><text:soft-page-break/></text:p>
      <text:p text:style-name="P4"/>
      <text:p text:style-name="P15"/>
      <text:p text:style-name="P15"/>
      <text:p text:style-name="P15">Homology</text:p>
      <text:p text:style-name="P27">This week we discussed <text:span text:style-name="T12">homology</text:span>: the relationship between two characters that have descended from a common ancestor. <text:s/>The most recent common ancestor is known as the <text:span text:style-name="T12">cenancestor</text:span>. <text:s/>We discussed analogy and homoplasy. <text:s/>The former describing when two characters descend convergently from different ancestors and the latter describing when 2 characters evolve in parallel (the same tree). <text:s/></text:p>
      <text:p text:style-name="P28">We also discussed the three subsets of homology:</text:p>
      <text:p text:style-name="P28"><text:span text:style-name="T12">Orthology</text:span>: Sequence divergence following speciation.</text:p>
      <text:p text:style-name="P28"><text:span text:style-name="T12">Parology</text:span>: Sequence divergence following duplication.</text:p>
      <text:p text:style-name="P28"><text:span text:style-name="T13">X</text:span><text:span text:style-name="T12">enology</text:span>: Interspecies transfer of genetic materials (horizontal transfer).</text:p>
      <text:p text:style-name="P15"/>
      <text:p text:style-name="P16">Blast</text:p>
      <text:p text:style-name="P29">We learned how to create a blast database from fasta files and how two query against this database. <text:s/></text:p>
      <text:p text:style-name="P29"/>
      <text:p text:style-name="P29">To create the database from gzipped fasta file:</text:p>
      <text:p text:style-name="P35">zcat &lt;fasta_file.gz&gt; | makeblastdb -input_type fasta -dbtype prot -parse_seqids -hash_index -out &lt;directory&gt; -title "ecoli <text:s/>04/27/2017A" <text:s/>-in -</text:p>
      <text:p text:style-name="P30">To Blast against this database:</text:p>
      <text:p text:style-name="P36">blastp -query &lt;fasta_file&gt; -out blast.out -db ecoli -evalue 0.01 -outfmt '6 qseqid sseqid evalue pident'</text:p>
      <text:p text:style-name="P40">In order for this command to work, the path to the blast database must be defined in an environment variable:</text:p>
      <text:p text:style-name="P37">export BLASTDB=/path/to/db</text:p>
      <text:p text:style-name="P16"/>
      <text:p text:style-name="P10">Discussion</text:p>
      <text:p text:style-name="P20"><text:soft-page-break/><text:span text:style-name="T17">In my opinion, the most important thing I learned this week was how to better use SQL. <text:s/>I also was forced to learn more about Pandas and Biopython in the process. <text:s/></text:span><text:s/><text:span text:style-name="T18">Learning about SQL was not easy, but I think the hands on experience helps greatly. <text:s/></text:span></text:p>
      <text:p text:style-name="P20"><text:span text:style-name="T17">I am sure that I will make use of SQL in the future. <text:s/>I was not aware that it was used extensively in bioinformatics but I can understand how it is a suitable tool for the job. <text:s/>Considering the obvious benefits of SQL, I don’t understand why the genbank data isn’t avaiable as an SQL database. <text:s/></text:span></text:p>
      <text:p text:style-name="P24"><text:span text:style-name="T12">Suggestions</text:span>:</text:p>
      <text:p text:style-name="P25">Given the fact that the students in this class have such diverse backgrounds (there are at least 4 different bioinformatics majors on campus each in a different department with different curriculum) I can understand the difficulty in organizing this class. <text:s/>More than anything I think <text:span text:style-name="T12">clarity</text:span> <text:span text:style-name="T14">of</text:span> <text:span text:style-name="T12">expectations </text:span><text:span text:style-name="T19">is important. <text:s/></text:span><text:span text:style-name="T20">Furthermore, I personally feel like a common problem with many of the bioinformatics courses (this included) is the favor on breadth of curriculum over depth. <text:s/></text:span></text:p>
      <text:p text:style-name="P26"><text:span text:style-name="T20">D</text:span><text:span text:style-name="T19">espite the mild chaos, it’s overwhelmingly clear that you care about the students and are putting an immense amount of effort into the class. <text:s/>Thank you. <text:s/></text:span></text:p>
      <text:p text:style-name="P19"/>
      <text:p text:style-name="P32">Appendix</text:p>
      <text:p text:style-name="P31">Table Structure</text:p>
      <text:p text:style-name="P38">MariaDB [emauritz_db]&gt; describe exons;</text:p>
      <text:p text:style-name="P38">+------------+------------------+------+-----+---------+-------+</text:p>
      <text:p text:style-name="P38">| Field <text:s text:c="5"/>| Type <text:s text:c="12"/>| Null | Key | Default | Extra |</text:p>
      <text:p text:style-name="P38">+------------+------------------+------+-----+---------+-------+</text:p>
      <text:p text:style-name="P38">| gene_id <text:s text:c="3"/>| int(10) unsigned | NO <text:s text:c="2"/>| <text:s text:c="4"/>| NULL <text:s text:c="3"/>| <text:s text:c="6"/>|</text:p>
      <text:p text:style-name="P38">| exon <text:s text:c="6"/>| varchar(100) <text:s text:c="4"/>| NO <text:s text:c="2"/>| <text:s text:c="4"/>| NULL <text:s text:c="3"/>| <text:s text:c="6"/>|</text:p>
      <text:p text:style-name="P38">| l_position | int(10) unsigned | NO <text:s text:c="2"/>| <text:s text:c="4"/>| NULL <text:s text:c="3"/>| <text:s text:c="6"/>|</text:p>
      <text:p text:style-name="P38">| r_position | int(10) unsigned | NO <text:s text:c="2"/>| <text:s text:c="4"/>| NULL <text:s text:c="3"/>| <text:s text:c="6"/>|</text:p>
      <text:p text:style-name="P38">| length <text:s text:c="4"/>| int(10) unsigned | NO <text:s text:c="2"/>| <text:s text:c="4"/>| NULL <text:s text:c="3"/>| <text:s text:c="6"/>|</text:p>
      <text:p text:style-name="P38">+------------+------------------+------+-----+---------+-------+</text:p>
      <text:p text:style-name="P38">5 rows in set (0.00 sec)</text:p>
      <text:p text:style-name="P38"/>
      <text:p text:style-name="P38">MariaDB [emauritz_db]&gt; describe genes;</text:p>
      <text:p text:style-name="P38">+-------------+------------------+------+-----+---------+-------+</text:p>
      <text:p text:style-name="P38">| Field <text:s text:c="6"/>| Type <text:s text:c="12"/>| Null | Key | Default | Extra |</text:p>
      <text:p text:style-name="P38"><text:soft-page-break/>+-------------+------------------+------+-----+---------+-------+</text:p>
      <text:p text:style-name="P38">| gene_id <text:s text:c="4"/>| int(10) unsigned | NO <text:s text:c="2"/>| <text:s text:c="4"/>| NULL <text:s text:c="3"/>| <text:s text:c="6"/>|</text:p>
      <text:p text:style-name="P38">| genome_id <text:s text:c="2"/>| int(10) unsigned | NO <text:s text:c="2"/>| MUL | NULL <text:s text:c="3"/>| <text:s text:c="6"/>|</text:p>
      <text:p text:style-name="P38">| replicon_id | int(10) unsigned | NO <text:s text:c="2"/>| MUL | NULL <text:s text:c="3"/>| <text:s text:c="6"/>|</text:p>
      <text:p text:style-name="P38">| locus_tag <text:s text:c="2"/>| varchar(20) <text:s text:c="5"/>| NO <text:s text:c="2"/>| MUL | NULL <text:s text:c="3"/>| <text:s text:c="6"/>|</text:p>
      <text:p text:style-name="P38">| protein_id <text:s/>| char(25) <text:s text:c="8"/>| NO <text:s text:c="2"/>| MUL | NULL <text:s text:c="3"/>| <text:s text:c="6"/>|</text:p>
      <text:p text:style-name="P38">| name <text:s text:c="7"/>| varchar(100) <text:s text:c="4"/>| NO <text:s text:c="2"/>| <text:s text:c="4"/>| NULL <text:s text:c="3"/>| <text:s text:c="6"/>|</text:p>
      <text:p text:style-name="P38">| strand <text:s text:c="5"/>| varchar(100) <text:s text:c="4"/>| NO <text:s text:c="2"/>| <text:s text:c="4"/>| NULL <text:s text:c="3"/>| <text:s text:c="6"/>|</text:p>
      <text:p text:style-name="P38">| num_exons <text:s text:c="2"/>| int(10) unsigned | NO <text:s text:c="2"/>| <text:s text:c="4"/>| NULL <text:s text:c="3"/>| <text:s text:c="6"/>|</text:p>
      <text:p text:style-name="P38">| size_bp <text:s text:c="4"/>| int(10) unsigned | NO <text:s text:c="2"/>| <text:s text:c="4"/>| NULL <text:s text:c="3"/>| <text:s text:c="6"/>|</text:p>
      <text:p text:style-name="P38">| prod_name <text:s text:c="2"/>| varchar(100) <text:s text:c="4"/>| NO <text:s text:c="2"/>| <text:s text:c="4"/>| NULL <text:s text:c="3"/>| <text:s text:c="6"/>|</text:p>
      <text:p text:style-name="P38">+-------------+------------------+------+-----+---------+-------+</text:p>
      <text:p text:style-name="P38">10 rows in set (0.00 sec)</text:p>
      <text:p text:style-name="P38"/>
      <text:p text:style-name="P38">MariaDB [emauritz_db]&gt; describe genomes;</text:p>
      <text:p text:style-name="P38">+---------------+--------------------------------------+------+-----+---------+-------+</text:p>
      <text:p text:style-name="P38">| Field <text:s text:c="8"/>| Type <text:s text:c="32"/>| Null | Key | Default | Extra |</text:p>
      <text:p text:style-name="P38">+---------------+--------------------------------------+------+-----+---------+-------+</text:p>
      <text:p text:style-name="P38">| genome_id <text:s text:c="4"/>| varchar(30) <text:s text:c="25"/>| NO <text:s text:c="2"/>| PRI | NULL <text:s text:c="3"/>| <text:s text:c="6"/>|</text:p>
      <text:p text:style-name="P38">| name <text:s text:c="9"/>| varchar(100) <text:s text:c="24"/>| NO <text:s text:c="2"/>| <text:s text:c="4"/>| NULL <text:s text:c="3"/>| <text:s text:c="6"/>|</text:p>
      <text:p text:style-name="P38">| tax_id <text:s text:c="7"/>| int(10) unsigned <text:s text:c="20"/>| NO <text:s text:c="2"/>| MUL | NULL <text:s text:c="3"/>| <text:s text:c="6"/>|</text:p>
      <text:p text:style-name="P38">| domain <text:s text:c="7"/>| enum('bacteria','archaea','eukarya') | NO <text:s text:c="2"/>| <text:s text:c="4"/>| NULL <text:s text:c="3"/>| <text:s text:c="6"/>|</text:p>
      <text:p text:style-name="P38">| num_replicons | smallint(5) unsigned <text:s text:c="16"/>| NO <text:s text:c="2"/>| <text:s text:c="4"/>| NULL <text:s text:c="3"/>| <text:s text:c="6"/>|</text:p>
      <text:p text:style-name="P38">| num_genes <text:s text:c="4"/>| int(10) unsigned <text:s text:c="20"/>| NO <text:s text:c="2"/>| <text:s text:c="4"/>| NULL <text:s text:c="3"/>| <text:s text:c="6"/>|</text:p>
      <text:p text:style-name="P38">| size_bp <text:s text:c="6"/>| int(10) unsigned <text:s text:c="20"/>| NO <text:s text:c="2"/>| <text:s text:c="4"/>| NULL <text:s text:c="3"/>| <text:s text:c="6"/>|</text:p>
      <text:p text:style-name="P38">| assembly <text:s text:c="5"/>| varchar(100) <text:s text:c="24"/>| NO <text:s text:c="2"/>| <text:s text:c="4"/>| NULL <text:s text:c="3"/>| <text:s text:c="6"/>|</text:p>
      <text:p text:style-name="P38">+---------------+--------------------------------------+------+-----+---------+-------+</text:p>
      <text:p text:style-name="P38">8 rows in set (0.00 sec)</text:p>
      <text:p text:style-name="P38"/>
      <text:p text:style-name="P38">MariaDB [emauritz_db]&gt; describe replicons;</text:p>
      <text:p text:style-name="P38">+--------------+------------------------------+------+-----+---------+-------+</text:p>
      <text:p text:style-name="P38">| Field <text:s text:c="7"/>| Type <text:s text:c="24"/>| Null | Key | Default | Extra |</text:p>
      <text:p text:style-name="P38">+--------------+------------------------------+------+-----+---------+-------+</text:p>
      <text:p text:style-name="P38">| replicon_id <text:s/>| int(10) unsigned <text:s text:c="12"/>| NO <text:s text:c="2"/>| PRI | NULL <text:s text:c="3"/>| <text:s text:c="6"/>|</text:p>
      <text:p text:style-name="P38"><text:soft-page-break/>| genome_id <text:s text:c="3"/>| int(10) unsigned <text:s text:c="12"/>| NO <text:s text:c="2"/>| MUL | NULL <text:s text:c="3"/>| <text:s text:c="6"/>|</text:p>
      <text:p text:style-name="P38">| name <text:s text:c="8"/>| varchar(256) <text:s text:c="16"/>| NO <text:s text:c="2"/>| <text:s text:c="4"/>| NULL <text:s text:c="3"/>| <text:s text:c="6"/>|</text:p>
      <text:p text:style-name="P38">| rep_type <text:s text:c="4"/>| enum('chromosome','plasmid') | NO <text:s text:c="2"/>| <text:s text:c="4"/>| NULL <text:s text:c="3"/>| <text:s text:c="6"/>|</text:p>
      <text:p text:style-name="P38">| rep_struct <text:s text:c="2"/>| enum('linear','circular') <text:s text:c="3"/>| NO <text:s text:c="2"/>| <text:s text:c="4"/>| NULL <text:s text:c="3"/>| <text:s text:c="6"/>|</text:p>
      <text:p text:style-name="P38">| num_genes <text:s text:c="3"/>| int(10) unsigned <text:s text:c="12"/>| NO <text:s text:c="2"/>| <text:s text:c="4"/>| NULL <text:s text:c="3"/>| <text:s text:c="6"/>|</text:p>
      <text:p text:style-name="P38">| size_bp <text:s text:c="5"/>| bigint(15) unsigned <text:s text:c="9"/>| NO <text:s text:c="2"/>| <text:s text:c="4"/>| NULL <text:s text:c="3"/>| <text:s text:c="6"/>|</text:p>
      <text:p text:style-name="P38">| accession <text:s text:c="3"/>| varchar(25) <text:s text:c="17"/>| NO <text:s text:c="2"/>| <text:s text:c="4"/>| NULL <text:s text:c="3"/>| <text:s text:c="6"/>|</text:p>
      <text:p text:style-name="P38">| release_date | varchar(25) <text:s text:c="17"/>| NO <text:s text:c="2"/>| <text:s text:c="4"/>| NULL <text:s text:c="3"/>| <text:s text:c="6"/>|</text:p>
      <text:p text:style-name="P38">+--------------+------------------------------+------+-----+---------+-------+</text:p>
      <text:p text:style-name="P38">9 rows in set (0.01 sec)</text:p>
      <text:p text:style-name="P38"/>
      <text:p text:style-name="P38">MariaDB [emauritz_db]&gt; describe xrefs;</text:p>
      <text:p text:style-name="P38">+--------------+------------------+------+-----+---------+-------+</text:p>
      <text:p text:style-name="P38">| Field <text:s text:c="7"/>| Type <text:s text:c="12"/>| Null | Key | Default | Extra |</text:p>
      <text:p text:style-name="P38">+--------------+------------------+------+-----+---------+-------+</text:p>
      <text:p text:style-name="P38">| gene_id <text:s text:c="5"/>| int(10) unsigned | NO <text:s text:c="2"/>| MUL | NULL <text:s text:c="3"/>| <text:s text:c="6"/>|</text:p>
      <text:p text:style-name="P38">| ext_database | varchar(32) <text:s text:c="5"/>| NO <text:s text:c="2"/>| <text:s text:c="4"/>| NULL <text:s text:c="3"/>| <text:s text:c="6"/>|</text:p>
      <text:p text:style-name="P38">| ext_id <text:s text:c="6"/>| varchar(24) <text:s text:c="5"/>| NO <text:s text:c="2"/>| MUL | NULL <text:s text:c="3"/>| <text:s text:c="6"/>|</text:p>
      <text:p text:style-name="P38">+--------------+------------------+------+-----+---------+-------+</text:p>
      <text:p text:style-name="P38">3 rows in set (0.00 sec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FreeSans1" svg:font-family="FreeSans" style:font-family-generic="swiss"/>
    <style:font-face style:name="Ubuntu Mono" svg:font-family="'Ubuntu Mono'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2" style:font-size-complex="10pt"/>
    </style:style>
    <style:style style:name="MP2" style:family="paragraph" style:parent-style-name="Footer">
      <style:paragraph-properties fo:text-align="center" style:justify-single-word="false"/>
      <style:text-properties style:font-name="Arial" fo:font-size="10pt" style:font-size-asian="10pt" style:font-name-complex="Arial2" style:font-size-complex="10pt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BIMM 185<text:tab/><text:tab/>UCSD</text:p>
      </style:header>
      <style:footer>
        <text:p text:style-name="MP2"><text:page-number text:select-page="current">6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s Arturo Medrano Soto</meta:initial-creator>
    <meta:editing-cycles>71</meta:editing-cycles>
    <meta:creation-date>2017-04-28T19:43:00</meta:creation-date>
    <dc:date>2017-05-09T14:41:40.067327757</dc:date>
    <meta:editing-duration>PT4H29M8S</meta:editing-duration>
    <meta:generator>LibreOffice/5.1.6.2$Linux_X86_64 LibreOffice_project/10m0$Build-2</meta:generator>
    <meta:document-statistic meta:table-count="0" meta:image-count="0" meta:object-count="0" meta:page-count="6" meta:paragraph-count="123" meta:word-count="1431" meta:character-count="9263" meta:non-whitespace-character-count="6978"/>
    <meta:user-defined meta:name="AppVersion">15.0000</meta:user-defined>
    <meta:user-defined meta:name="Company">UCL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